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ambria Math" svg:font-family="'Cambria Math'"/>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3" style:family="paragraph" style:parent-style-name="Standard">
      <style:paragraph-properties fo:line-height="100%" fo:text-align="start" style:justify-single-word="false"/>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4"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5" style:family="paragraph" style:parent-style-name="Standard">
      <style:paragraph-properties fo:line-height="100%" fo:text-align="center" style:justify-single-word="false"/>
      <style:text-properties style:use-window-font-color="true" style:font-name="Times New Roman" fo:font-size="12pt" fo:font-weight="bold" fo:background-color="transparent" style:font-name-asian="Times New Roman" style:font-name-complex="Times New Roman"/>
    </style:style>
    <style:style style:name="P6" style:family="paragraph" style:parent-style-name="Standard">
      <style:paragraph-properties fo:line-height="100%" fo:text-align="center" style:justify-single-word="false"/>
      <style:text-properties style:use-window-font-color="true"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7" style:family="paragraph" style:parent-style-name="Standard">
      <style:paragraph-properties fo:line-height="100%" fo:text-align="center" style:justify-single-word="false"/>
      <style:text-properties style:use-window-font-color="true" style:font-name="Times New Roman" fo:font-size="15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8" style:family="paragraph" style:parent-style-name="Standard">
      <style:paragraph-properties fo:line-height="100%" fo:text-align="center" style:justify-single-word="false"/>
      <style:text-properties style:use-window-font-color="true" style:font-name="Times New Roman" fo:font-size="20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P9"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1">
      <style:paragraph-properties fo:margin-left="-0.635cm" fo:margin-right="0cm" fo:line-height="100%" fo:text-align="start" style:justify-single-word="false" fo:text-indent="0.635cm" style:auto-text-indent="false"/>
    </style:style>
    <style:style style:name="P12" style:family="paragraph" style:parent-style-name="Standard" style:list-style-name="L2">
      <style:paragraph-properties fo:margin-left="-0.635cm" fo:margin-right="0cm" fo:line-height="100%" fo:text-align="start" style:justify-single-word="false" fo:text-indent="0.635cm" style:auto-text-indent="false"/>
    </style:style>
    <style:style style:name="P13" style:family="paragraph" style:parent-style-name="Standard">
      <style:paragraph-properties fo:line-height="100%" fo:text-align="center" style:justify-single-word="false" fo:break-before="page"/>
      <style:text-properties style:use-window-font-color="true" style:font-name="Times New Roman" fo:font-size="16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name-complex="Times New Roman"/>
    </style:style>
    <style:style style:name="T1" style:family="text">
      <style:text-properties style:use-window-font-color="true"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2" style:family="text">
      <style:text-properties style:use-window-font-color="true" style:font-name="Times New Roman" fo:font-size="12pt" fo:font-weight="bold" fo:background-color="transparent" style:font-name-asian="Times New Roman" style:font-name-complex="Times New Roman"/>
    </style:style>
    <style:style style:name="T3" style:family="text">
      <style:text-properties style:use-window-font-color="true" style:font-name="Times New Roman" fo:font-size="12pt" fo:font-weight="normal" fo:background-color="transparent" style:font-name-asian="Times New Roman" style:font-name-complex="Times New Roman"/>
    </style:style>
    <style:style style:name="T4" style:family="text">
      <style:text-properties style:use-window-font-color="true" style:font-name="Cambria Math" fo:font-size="12pt" fo:font-weight="normal" fo:background-color="transparent" style:font-name-asian="Cambria Math" style:font-name-complex="Cambria Math"/>
    </style:style>
    <style:style style:name="T5" style:family="text">
      <style:text-properties fo:color="#ff3333" style:font-name="Times New Roman" fo:font-size="12pt" fo:font-weight="bold" fo:background-color="transparent" style:font-name-asian="Times New Roman" style:font-name-complex="Times New Roman"/>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ARACTER SETUP</text:p>
      <text:p text:style-name="P10"/>
      <text:p text:style-name="P2">HERRAMIENTAS Y ELEMENTOS MáS USADOS</text:p>
      <text:p text:style-name="P9"/>
      <text:p text:style-name="P2">JOINTS</text:p>
      <text:p text:style-name="P9"/>
      <text:p text:style-name="P1"><text:span text:style-name="T2">Los joints o huesos</text:span><text:span text:style-name="T3"> son en rigging la correspondencia a los huesos del cuerpo humano o animal. Básicamente funcionan de la misma manera. Los joints son los puntos de articulación creados para controlar el modelo. Por ejemplo, si tienes que riggear el brazo de un personaje, tendrás que poner un joint/hueso en la parte alta del brazo, otro en el codo y uno más en la muñeca, lo que permitirá al animador mover el brazo de forma realista.</text:span></text:p>
      <text:p text:style-name="P9"/>
      <text:list xml:id="list3304811063622159821" text:style-name="L1">
        <text:list-item>
          <text:p text:style-name="P11"><text:span text:style-name="T2">Menú</text:span><text:span text:style-name="T3"> </text:span><text:span text:style-name="T2">Rigging </text:span><text:span text:style-name="T3">&gt;</text:span><text:span text:style-name="T2"> Skeleton &gt;</text:span></text:p>
        </text:list-item>
      </text:list>
      <text:p text:style-name="P9"/>
      <text:p text:style-name="P1"><text:span text:style-name="T1">Create Joints</text:span><text:span text:style-name="T3"> &gt; Sirve para crear joints o huesos. Se deben crear en una vista ortográfica (front-side-top). Asegurarse de que los huesos tengan “freezeadas” las rotaciones.</text:span></text:p>
      <text:p text:style-name="P4"><text:s text:c="3"/></text:p>
      <text:p text:style-name="P1"><text:span text:style-name="T1">Insert Joints</text:span><text:span text:style-name="T3"> &gt; Sirve para insertar huesos dentro de una cadena de huesos. Se pueden insertar en la vista perspectiva, pero se recomienda hacerlo en una vista ortográfica.</text:span></text:p>
      <text:p text:style-name="P9"/>
      <text:p text:style-name="P1"><text:span text:style-name="T1">Mirror Joints</text:span><text:span text:style-name="T3"> &gt; Sirve para hacer un mirror de los joints. Hay dos maneras de hacer el mirror, una es en Behavior y la otra Orientation. En behavior, cada uno de los huesos espejo tiene la orientación y la dirección del axis local opuesta al original, mientras que en orientation, la orientación y el axis local son iguales. Recomiendo hacer el mirror en </text:span><text:span text:style-name="T2">Behavior</text:span><text:span text:style-name="T3">, el animador suele agradecerlo, dado que les facilita su cometido al animar los brazos. Esta herramienta ofrece la posibilidad de renombrar automáticamente los objetos espejo. Es muy útil. </text:span></text:p>
      <text:p text:style-name="P9"/>
      <text:p text:style-name="P1"><text:span text:style-name="T1">Create IK Handle</text:span><text:span text:style-name="T3"> &gt; Con esta herramienta se harán sobre todo las extremidades, tanto los brazos, como las piernas. Asegurarse de que el modo del IK está en </text:span><text:span text:style-name="T2">Rotate-Plane solver</text:span><text:span text:style-name="T3">, dado que es el modo en que nos creará los codos y las rodillas. </text:span><text:span text:style-name="T5">(FK/IK)</text:span></text:p>
      <text:p text:style-name="P9"/>
      <text:p text:style-name="P1"><text:span text:style-name="T1">Create IK Spline Handle</text:span><text:span text:style-name="T3"> &gt; Con esta herramienta se suelen hacer la espalda y los twist de los brazos. Crea una spline que usaremos para tener el control de la cadena de huesos. </text:span></text:p>
      <text:p text:style-name="P9"/>
      <text:p text:style-name="P1"><text:span text:style-name="T1">Set Preferred Angle</text:span><text:span text:style-name="T3"> &gt; Al doblar los codos y rodillas, y hacer un Set Preferred, el eje y la orientación de la rotación que en ese momento no estén a 0, será el sentido hacia donde doblará la articulación. Es importante acordarse de hacer el Preferred, dado que así evitaremos que las articulaciones roten hacia donde no deben.</text:span></text:p>
      <text:p text:style-name="P9"/>
      <text:p text:style-name="P2">CONSTRAINTS</text:p>
      <text:p text:style-name="P9"/>
      <text:p text:style-name="P4">Los constraint son muy importantes tanto para rigging como para animación. Los constraint limitan la posición de un objeto, su rotación y su escalado, en función al tipo de constraint usado. Por ejemplo cogiendo dos esferas separadas, decidiendo cuál va a ser el padre y cuál el hijo, y aplicar un constraint parent, la información de traslación y rotación del padre se transfiere al hijo. <text:s text:c="2"/></text:p>
      <text:p text:style-name="P9"/>
      <text:p text:style-name="P4">La secuencia para aplicar un constraint es:</text:p>
      <text:p text:style-name="P1"><text:span text:style-name="T3">Seleccionar</text:span><text:span text:style-name="T2"> Objeto “padre” &gt; </text:span><text:span text:style-name="T3">Seleccionar </text:span><text:span text:style-name="T2">Objeto “hijo” &gt; Constraint</text:span></text:p>
      <text:p text:style-name="P9"/>
      <text:list xml:id="list8153547656856224578" text:style-name="L2">
        <text:list-item>
          <text:p text:style-name="P12"><text:span text:style-name="T2">Menú</text:span><text:span text:style-name="T3"> </text:span><text:span text:style-name="T2">Rigging </text:span><text:span text:style-name="T3">&gt;</text:span><text:span text:style-name="T2"> Constrain</text:span></text:p>
        </text:list-item>
      </text:list>
      <text:p text:style-name="P9"/>
      <text:p text:style-name="P3">Tipos de constraint:</text:p>
      <text:p text:style-name="P9"><text:soft-page-break/></text:p>
      <text:p text:style-name="P1"><text:span text:style-name="T1">Parent</text:span><text:span text:style-name="T2"> </text:span><text:span text:style-name="T3">&gt; Sigue Traslación y Rotación. Es una alternativa a emparentar con “P”, no tiene apenas coste en cuanto al tamaño del archivo y ayuda mucho a la hora de mantener el Outliner organizado. </text:span></text:p>
      <text:p text:style-name="P9"/>
      <text:p text:style-name="P1"><text:span text:style-name="T1">Point</text:span><text:span text:style-name="T3"> &gt; Sigue sólo la traslación. <text:s/></text:span></text:p>
      <text:p text:style-name="P9"/>
      <text:p text:style-name="P1"><text:span text:style-name="T1">Orient</text:span><text:span text:style-name="T3"> &gt; Sigue sólo la rotación. </text:span></text:p>
      <text:p text:style-name="P9"/>
      <text:p text:style-name="P1"><text:span text:style-name="T1">Scale</text:span><text:span text:style-name="T3"> &gt; Sigue sólo el escalado. </text:span></text:p>
      <text:p text:style-name="P9"/>
      <text:p text:style-name="P1"><text:span text:style-name="T1">Aim</text:span><text:span text:style-name="T3"> &gt; La rotación apuntará hacia el elemento padre. </text:span></text:p>
      <text:p text:style-name="P9"/>
      <text:p text:style-name="P6">CURVAS DE ANIMACIÓN</text:p>
      <text:p text:style-name="P9"/>
      <text:p text:style-name="P4">Las curvas de animación son los elementos que utilizan los animadores para animar los personajes u objetos en una escena. El objetivo de las curvas es poder resetear el character y que todos los elementos vuelvan al estado original. El ejemplo más claro son los huesos, que siempre deben mantener los valores en el translate, nos valdremos de las AC para trabajar. </text:p>
      <text:p text:style-name="P9"/>
      <text:p text:style-name="P1"><text:span text:style-name="T2">- Create</text:span><text:span text:style-name="T3"> </text:span><text:span text:style-name="T2">&gt; Nurbs Primitives</text:span></text:p>
      <text:p text:style-name="P9"/>
      <text:p text:style-name="P4">Las nurbs, son figuras predefinidas que se usan para los controladores del rig. Principalmente se usan los círculos. </text:p>
      <text:p text:style-name="P9"/>
      <text:p text:style-name="P1"><text:span text:style-name="T2">- Create</text:span><text:span text:style-name="T3"> </text:span><text:span text:style-name="T2">&gt; <text:s/>Curve Tools</text:span><text:span text:style-name="T3"> &gt; </text:span><text:span text:style-name="T2">CV Curve Tool</text:span></text:p>
      <text:p text:style-name="P9"/>
      <text:p text:style-name="P4">Es como dibujar “a mano alzada”, se recomienda usar las vistas ortográficas.</text:p>
      <text:p text:style-name="P9"/>
      <text:p text:style-name="P1"><text:span text:style-name="T2">- Create</text:span><text:span text:style-name="T3"> </text:span><text:span text:style-name="T2">&gt; </text:span><text:span text:style-name="T3"><text:s/></text:span><text:span text:style-name="T2">Type </text:span></text:p>
      <text:p text:style-name="P9"/>
      <text:p text:style-name="P1"><text:span text:style-name="T3">Sirve para crear textos, y lo uso principalmente para crear tanto los controladores de los codos como de las rodillas. En la pestaña Geometry, hay un botón llamado </text:span><text:span text:style-name="T2">Create Curves from type</text:span><text:span text:style-name="T3">. </text:span></text:p>
      <text:p text:style-name="P4"><text:s/></text:p>
      <text:p text:style-name="P2">DAR COLOR A LAS CURVAS</text:p>
      <text:p text:style-name="P10"/>
      <text:p text:style-name="P4">- Seleccionamos la curva que queramos cambiar el color, vamos a sus atributos (Ctrl + a), y en el menú de Object Display&gt;Drawing Overrides&gt; al dar al enable podremos ponerle un color que queramos. Para las centrales se suele usar el amarillo, para las izq y derechas azul y rojo.</text:p>
      <text:p text:style-name="P13">NOMENCLATURA</text:p>
      <text:p text:style-name="P10"/>
      <text:p text:style-name="P10"/>
      <text:p text:style-name="P4">En Rigging se van a crear muchísimos elementos y es muy común buscarlos con su nomenclatura. Ya sea para buscar un elemento en concreto o para un conjunto de tipos. Cuanto más esquimatizados estén los nombres, será más cómodo encontrarlos. </text:p>
      <text:p text:style-name="P9"/>
      <text:p text:style-name="P5">CharacterName_Type_Side_LimbName</text:p>
      <text:p text:style-name="P10"/>
      <text:p text:style-name="P1"><text:span text:style-name="T1">CharacterName</text:span><text:span text:style-name="T3">: Código corto con el cual identificaremos a nuestro personaje.</text:span></text:p>
      <text:p text:style-name="P9"/>
      <text:p text:style-name="P1"><text:span text:style-name="T1">Type</text:span><text:span text:style-name="T3">: Es código para el tipo de componente del rig. </text:span></text:p>
      <text:p text:style-name="P4"><text:tab/></text:p>
      <text:p text:style-name="P1"><text:span text:style-name="T3"><text:tab/></text:span><text:span text:style-name="T1">Algunos Tipos</text:span><text:span text:style-name="T3">:</text:span></text:p>
      <text:p text:style-name="P4"><text:tab/><text:tab/><text:tab/><text:tab/>Hueso = skin (sk si no ha de llevar skin)</text:p>
      <text:p text:style-name="P4"><text:tab/><text:tab/><text:tab/><text:tab/>Curva de animación = ac</text:p>
      <text:p text:style-name="P4"><text:tab/><text:tab/><text:tab/><text:tab/>Curva de IK = crv</text:p>
      <text:p text:style-name="P4"><text:tab/><text:tab/><text:tab/><text:tab/>IK Handle = ik</text:p>
      <text:p text:style-name="P4"><text:tab/><text:tab/><text:tab/><text:tab/>Grupo = grp</text:p>
      <text:p text:style-name="P4"><text:tab/><text:tab/><text:tab/><text:tab/>Locator = loc</text:p>
      <text:p text:style-name="P4"><text:tab/><text:tab/><text:tab/><text:tab/>Dinámico = dyn</text:p>
      <text:p text:style-name="P4"><text:tab/><text:tab/><text:tab/><text:tab/>Nodo X= nX</text:p>
      <text:p text:style-name="P9"/>
      <text:p text:style-name="P1"><text:span text:style-name="T1">Side</text:span><text:span text:style-name="T3">: Código para el lado del rig. Right = Rg ; Left = Lf ; Center = cn</text:span></text:p>
      <text:p text:style-name="P9"/>
      <text:p text:style-name="P1"><text:span text:style-name="T1">LimbName</text:span><text:span text:style-name="T3">: Código para identificar a qué parte del rig pertenece el objeto que acabamos de crear. Se usarán nombres cortos y en inglés, dado que es el idioma utilizado en el gremio, y así también evitad usar acentos y eñes.</text:span></text:p>
      <text:p text:style-name="P9"/>
      <text:p text:style-name="P7">Hacer Skin</text:p>
      <text:p text:style-name="P10"/>
      <text:p text:style-name="P1"><text:span text:style-name="T3">- Asegurarse de que la geometría a la cual se vaya a hacer skin está totalmente limpia, es decir, hacerle un </text:span><text:span text:style-name="T2">Delete History</text:span><text:span text:style-name="T3"> y un </text:span><text:span text:style-name="T2">Freeze Transform</text:span><text:span text:style-name="T3">.</text:span></text:p>
      <text:p text:style-name="P9"/>
      <text:p text:style-name="P1"><text:span text:style-name="T3">- Salvo los Ojos, el resto de geometrías deberán tener el </text:span><text:span text:style-name="T2">pivote en el 0,0,0</text:span><text:span text:style-name="T3">. Para ello apretar el Insert y, manteniendo X para hacer snap al grid, poner el pivote en el 0,0,0.</text:span></text:p>
      <text:p text:style-name="P9"/>
      <text:p text:style-name="P1"><text:span text:style-name="T3">- Seleccionaresmos la geometría y los huesos que le afecten (por ejemplo la cabeza</text:span><text:span text:style-name="T4">→</text:span><text:span text:style-name="T3"> head, neck, chest y shoulders). Skin</text:span><text:span text:style-name="T4">→</text:span><text:span text:style-name="T3"> Bind skin, con las opciones “bind to” en selected joints, max influences en 1, y quitar el mantein max influences.</text:span></text:p>
      <text:p text:style-name="P1"><text:soft-page-break/><text:span text:style-name="T3">- Click derecho </text:span><text:span text:style-name="T4">→</text:span><text:span text:style-name="T3"> Paint skin weights tool. Revisamos los pesos iniciales y si alguno está correcto desde el inicio, cerramos el candado y así no afectará lo que pintemos luego en otros, aunque siguen siendo editable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ambria Math" svg:font-family="'Cambria Math'"/>
    <style:font-face style:name="Symbol" svg:font-family="Symbol"/>
    <style:font-face style:name="Times New Roman" svg:font-family="'Times New Roman'"/>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04T11:41:00.32</dc:date>
    <meta:editing-duration>PT44M41S</meta:editing-duration>
    <meta:editing-cycles>3</meta:editing-cycles>
    <meta:generator>OpenOffice/4.1.10$Win32 OpenOffice.org_project/4110m2$Build-9807</meta:generator>
    <meta:document-statistic meta:table-count="0" meta:image-count="0" meta:object-count="0" meta:page-count="4" meta:paragraph-count="56" meta:word-count="1023" meta:character-count="5901"/>
  </office:meta>
</office:document-meta>
</file>